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e qui tourne la nuit 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wer (W)</text:p>
          </table:table-cell>
          <table:table-cell/>
          <table:table-cell office:value-type="string" calcext:value-type="string">
            <text:p>Chauffage :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fridge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F3]*9.8" office:value-type="float" office:value="19600" calcext:value-type="float">
            <text:p>19600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/>
          <table:table-cell office:value-type="string" calcext:value-type="string">
            <text:p>lighting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F4]/(365*24)" office:value-type="float" office:value="2.23744292237443" calcext:value-type="float">
            <text:p>2.2374429223744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oking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Electricite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4:.C8])"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ol pisc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ht du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/>
          <table:table-cell table:formula="of:=1*2.25*2.25*3.14" office:value-type="float" office:value="15.89625" calcext:value-type="float">
            <text:p>15.8962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ower req</text:p>
          </table:table-cell>
          <table:table-cell table:formula="of:=[.C13]*[.C10]/1000" office:value-type="float" office:value="14.56" calcext:value-type="float">
            <text:p>14.56</text:p>
          </table:table-cell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TEP</text:p>
          </table:table-cell>
          <table:table-cell table:number-columns-repeated="2"/>
          <table:table-cell table:style-name="ce1" office:value-type="string" calcext:value-type="string">
            <text:p>Fuel cell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pace</text:p>
          </table:table-cell>
          <table:table-cell table:number-columns-repeated="2"/>
          <table:table-cell table:style-name="ce2"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ivelee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2 → ec</text:p>
          </table:table-cell>
          <table:table-cell table:style-name="ce4" office:value-type="float" office:value="1.3" calcext:value-type="float">
            <text:p>1.3</text:p>
          </table:table-cell>
          <table:table-cell office:value-type="string" calcext:value-type="string">
            <text:p>kWh/kg</text:p>
          </table:table-cell>
        </table:table-row>
        <table:table-row table:style-name="ro1">
          <table:table-cell/>
          <table:table-cell office:value-type="string" calcext:value-type="string">
            <text:p>Exergie / m3</text:p>
          </table:table-cell>
          <table:table-cell table:formula="of:=0.272*[.C22]/100" office:value-type="float" office:value="0.0272" calcext:value-type="float">
            <text:p>0.0272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H2 <text:s/>needed</text:p>
          </table:table-cell>
          <table:table-cell table:formula="of:=[.C15]/[.F22]" office:value-type="float" office:value="11.2" calcext:value-type="float">
            <text:p>11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eau necessaires</text:p>
          </table:table-cell>
          <table:table-cell table:formula="of:=[.C15]/[.C23]" office:value-type="float" office:value="535.294117647059" calcext:value-type="float">
            <text:p>535.29411764705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Storage tmp 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degree C</text:p>
          </table:table-cell>
        </table:table-row>
        <table:table-row table:style-name="ro1">
          <table:table-cell/>
          <table:table-cell office:value-type="string" calcext:value-type="string">
            <text:p>(r sphere)</text:p>
          </table:table-cell>
          <table:table-cell table:formula="of:=POWER(3/4*[.C24]/3.14;1/3)" office:value-type="float" office:value="5.03780510418138" calcext:value-type="float">
            <text:p>5.03780510418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rage pressure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at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rage vol</text:p>
          </table:table-cell>
          <table:table-cell table:formula="of:=[.F23]*500*8.314*([.F24]+273)/([.F25]*101325)" office:value-type="float" office:value="32.6241934369603" calcext:value-type="float">
            <text:p>32.6241934369603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/>
          <table:table-cell table:style-name="ce2" office:value-type="string" calcext:value-type="string">
            <text:p>efficiency</text:p>
          </table:table-cell>
          <table:table-cell table:number-columns-repeated="2"/>
          <table:table-cell office:value-type="string" calcext:value-type="string">
            <text:p>(r sphere)</text:p>
          </table:table-cell>
          <table:table-cell table:formula="of:=POWER(3/4*[.F26]/3.14;1/3)" office:value-type="float" office:value="1.98254840474653" calcext:value-type="float">
            <text:p>1.9825484047465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DC → AC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table:style-name="ce4" office:value-type="float" office:value="0.8" calcext:value-type="float">
            <text:p>0.8</text:p>
          </table:table-cell>
          <table:table-cell/>
          <table:table-cell table:style-name="ce2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PRODUCT([.C28:.C29])" office:value-type="float" office:value="0.736" calcext:value-type="float">
            <text:p>0.736</text:p>
          </table:table-cell>
          <table:table-cell/>
          <table:table-cell office:value-type="string" calcext:value-type="string">
            <text:p>electrolyse</text:p>
          </table:table-cell>
          <table:table-cell table:style-name="ce4"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ress</text:p>
          </table:table-cell>
          <table:table-cell table:style-name="ce4"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sts</text:p>
          </table:table-cell>
          <table:table-cell table:number-columns-repeated="2"/>
          <table:table-cell office:value-type="string" calcext:value-type="string">
            <text:p>fuel cell</text:p>
          </table:table-cell>
          <table:table-cell table:style-name="ce4" office:value-type="float" office:value="0.6" calcext:value-type="float">
            <text:p>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table:formula="of:=[.C24]*5.2" office:value-type="float" office:value="2783.52941176471" calcext:value-type="float">
            <text:p>2783.52941176471</text:p>
          </table:table-cell>
          <table:table-cell/>
          <table:table-cell office:value-type="string" calcext:value-type="string">
            <text:p>Inverter</text:p>
          </table:table-cell>
          <table:table-cell table:style-name="ce4"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TOTAL</text:p>
          </table:table-cell>
          <table:table-cell table:formula="of:=PRODUCT([.F30:.F33])" office:value-type="float" office:value="0.4104" calcext:value-type="float">
            <text:p>0.41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cos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1:48:59.954531312</meta:creation-date>
    <dc:date>2019-11-27T22:36:39.660841453</dc:date>
    <meta:editing-duration>PT41M33S</meta:editing-duration>
    <meta:editing-cycles>1</meta:editing-cycles>
    <meta:document-statistic meta:table-count="1" meta:cell-count="88" meta:object-count="0"/>
    <meta:generator>LibreOffice/6.2.8.2$Linux_X86_64 LibreOffice_project/20$Build-2</meta:generator>
  </office:meta>
</office:document-meta>
</file>